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28in"/>
    </style:style>
    <style:style style:name="co2" style:family="table-column">
      <style:table-column-properties fo:break-before="auto" style:column-width="2.2492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11.9346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3283in"/>
    </style:style>
    <style:style style:name="co9" style:family="table-column">
      <style:table-column-properties fo:break-before="auto" style:column-width="0.4173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verter_KiCA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Comman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01-C1005</text:p>
          </table:table-cell>
          <table:table-cell office:value-type="string" calcext:value-type="string">
            <text:p>1.5m</text:p>
          </table:table-cell>
          <table:table-cell table:style-name="Default" office:value-type="string" calcext:value-type="string">
            <text:p>1.5m</text:p>
          </table:table-cell>
          <table:table-cell office:value-type="string" calcext:value-type="string">
            <text:p>Capacitor_THT:CP_Radial_D35.0mm_P10.00mm_Sna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1 011 086 02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2]*10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formula="of:=IF([.J2]-[.K2]&gt;0;[.J2]-[.K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1, C202, C301, C302, C401, C402</text:p>
          </table:table-cell>
          <table:table-cell office:value-type="string" calcext:value-type="string">
            <text:p>100u</text:p>
          </table:table-cell>
          <table:table-cell table:style-name="Default" office:value-type="string" calcext:value-type="string">
            <text:p>100u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5 00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3]*1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J3]-[.K3]&gt;0;[.J3]-[.K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3, C204, C303, C304, C403, C404, C502</text:p>
          </table:table-cell>
          <table:table-cell office:value-type="string" calcext:value-type="string">
            <text:p>22u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2 00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4]*10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IF([.J4]-[.K4]&gt;0;[.J4]-[.K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5, C305, C405, C604</text:p>
          </table:table-cell>
          <table:table-cell office:value-type="string" calcext:value-type="string">
            <text:p>10n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]*1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J5]-[.K5]&gt;0;[.J5]-[.K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6, C306, C406</text:p>
          </table:table-cell>
          <table:table-cell office:value-type="string" calcext:value-type="string">
            <text:p>10u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www.we-online.com/components/products/datasheet/88501221400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14 0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6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J6]-[.K6]&gt;0;[.J6]-[.K6];0)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7, C208, C307, C308, C407, C408, C605, C606, C804, C807-C812, C814-C818, C901, C902, C1201, C1301</text:p>
          </table:table-cell>
          <table:table-cell office:value-type="string" calcext:value-type="string">
            <text:p>100n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7]*10"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table:formula="of:=IF([.J7]-[.K7]&gt;0;[.J7]-[.K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209-C211, C309-C311, C409-C411, C601-C603</text:p>
          </table:table-cell>
          <table:table-cell office:value-type="string" calcext:value-type="string">
            <text:p>4.7n</text:p>
          </table:table-cell>
          <table:table-cell table:style-name="Default" office:value-type="string" calcext:value-type="string">
            <text:p>4.7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8]*10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IF([.J8]-[.K8]&gt;0;[.J8]-[.K8];0)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10u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0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9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J9]-[.K9]&gt;0;[.J9]-[.K9];0)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1, C802</text:p>
          </table:table-cell>
          <table:table-cell office:value-type="string" calcext:value-type="string">
            <text:p>22p</text:p>
          </table:table-cell>
          <table:table-cell table:style-name="Default"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005 0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0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J10]-[.K10]&gt;0;[.J10]-[.K10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3, C806, C813</text:p>
          </table:table-cell>
          <table:table-cell office:value-type="string" calcext:value-type="string">
            <text:p>10u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6 00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1]*10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IF([.J11]-[.K11]&gt;0;[.J11]-[.K1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805, C903</text:p>
          </table:table-cell>
          <table:table-cell office:value-type="string" calcext:value-type="string">
            <text:p>1u</text:p>
          </table:table-cell>
          <table:table-cell table:style-name="Default"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105 01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2]*10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J12]-[.K12]&gt;0;[.J12]-[.K1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904</text:p>
          </table:table-cell>
          <table:table-cell office:value-type="string" calcext:value-type="string">
            <text:p>1n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3]*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IF([.J13]-[.K13]&gt;0;[.J13]-[.K1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301, D401</text:p>
          </table:table-cell>
          <table:table-cell office:value-type="string" calcext:value-type="string">
            <text:p>Green LED</text:p>
          </table:table-cell>
          <table:table-cell table:style-name="Default"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GS5 504 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4]*1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J14]-[.K14]&gt;0;[.J14]-[.K14];0)" office:value-type="float" office:value="30" calcext:value-type="float">
            <text:p>3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D202, D203, D302, D303, D402, D403, D501-D503, D901, D1401-D1403</text:p>
          </table:table-cell>
          <table:table-cell office:value-type="string" calcext:value-type="string">
            <text:p>Red LED</text:p>
          </table:table-cell>
          <table:table-cell table:style-name="Default"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RS5 504 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5]*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IF([.J15]-[.K15]&gt;0;[.J15]-[.K15];0)" office:value-type="float" office:value="130" calcext:value-type="float">
            <text:p>13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801-D804</text:p>
          </table:table-cell>
          <table:table-cell office:value-type="string" calcext:value-type="string">
            <text:p>Blue LED</text:p>
          </table:table-cell>
          <table:table-cell table:style-name="Default"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BS5 504 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6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J16]-[.K16]&gt;0;[.J16]-[.K16];0)" office:value-type="float" office:value="40" calcext:value-type="float">
            <text:p>4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902, D903</text:p>
          </table:table-cell>
          <table:table-cell office:value-type="string" calcext:value-type="string">
            <text:p>VS-15TQ060S-M3</text:p>
          </table:table-cell>
          <table:table-cell table:style-name="Default" office:value-type="string" calcext:value-type="string">
            <text:p>VS-15TQ060S-M3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https://www.vishay.com/docs/94927/vs-15tq060s-m3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VS-15TQ060S-M3</text:p>
          </table:table-cell>
          <table:table-cell office:value-type="float" office:value="2909608" calcext:value-type="float">
            <text:p>2909608</text:p>
          </table:table-cell>
          <table:table-cell office:value-type="float" office:value="2" calcext:value-type="float">
            <text:p>2</text:p>
          </table:table-cell>
          <table:table-cell table:formula="of:=[.I17]*10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J17]-[.K17]&gt;0;[.J17]-[.K17];0)"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501</text:p>
          </table:table-cell>
          <table:table-cell office:value-type="string" calcext:value-type="string">
            <text:p>Fuse</text:p>
          </table:table-cell>
          <table:table-cell table:style-name="Default" office:value-type="string" calcext:value-type="string">
            <text:p>Fuse</text:p>
          </table:table-cell>
          <table:table-cell office:value-type="string" calcext:value-type="string">
            <text:p>Custom:0031.82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6 108 003 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8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J18]-[.K18]&gt;0;[.J18]-[.K1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1, J103</text:p>
          </table:table-cell>
          <table:table-cell office:value-type="string" calcext:value-type="string">
            <text:p>Conn_02x19_Odd_Even</text:p>
          </table:table-cell>
          <table:table-cell table:style-name="Default" office:value-type="string" calcext:value-type="string">
            <text:p>Conn_02x19_Odd_Even</text:p>
          </table:table-cell>
          <table:table-cell office:value-type="string" calcext:value-type="string">
            <text:p>Connector_PinHeader_2.54mm:PinHeader_2x1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SSW-119-01-T-D</text:p>
          </table:table-cell>
          <table:table-cell office:value-type="float" office:value="2667437" calcext:value-type="float">
            <text:p>2667437</text:p>
          </table:table-cell>
          <table:table-cell office:value-type="float" office:value="2" calcext:value-type="float">
            <text:p>2</text:p>
          </table:table-cell>
          <table:table-cell table:formula="of:=[.I19]*10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[.J19]-[.K19]&gt;0;[.J19]-[.K19];0)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2, J901</text:p>
          </table:table-cell>
          <table:table-cell office:value-type="string" calcext:value-type="string">
            <text:p>Conn_01x02</text:p>
          </table:table-cell>
          <table:table-cell table:style-name="Default" office:value-type="string" calcext:value-type="string">
            <text:p>Conn_01x02</text:p>
          </table:table-cell>
          <table:table-cell office:value-type="string" calcext:value-type="string">
            <text:p>Custom:691311500102</text:p>
          </table:table-cell>
          <table:table-cell office:value-type="string" calcext:value-type="string">
            <text:p>https://www.we-online.com/components/products/datasheet/691311500102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20]*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J20]-[.K20]&gt;0;[.J20]-[.K20];0)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4</text:p>
          </table:table-cell>
          <table:table-cell office:value-type="string" calcext:value-type="string">
            <text:p>Conn_01x03</text:p>
          </table:table-cell>
          <table:table-cell table:style-name="Default" office:value-type="string" calcext:value-type="string">
            <text:p>Conn_01x03</text:p>
          </table:table-cell>
          <table:table-cell office:value-type="string" calcext:value-type="string">
            <text:p>Custom:691311500103</text:p>
          </table:table-cell>
          <table:table-cell office:value-type="string" calcext:value-type="string">
            <text:p>https://www.we-online.com/components/products/datasheet/691311500103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1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J21]-[.K21]&gt;0;[.J21]-[.K21];0)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101, J1102</text:p>
          </table:table-cell>
          <table:table-cell office:value-type="string" calcext:value-type="string">
            <text:p>Conn_01x02</text:p>
          </table:table-cell>
          <table:table-cell table:style-name="Default" office:value-type="string" calcext:value-type="string">
            <text:p>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22]*10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IF([.J22]-[.K22]&gt;0;[.J22]-[.K2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DE9_Receptacle_MountingHoles</text:p>
          </table:table-cell>
          <table:table-cell table:style-name="Default" office:value-type="string" calcext:value-type="string">
            <text:p>DE9_Receptacle_MountingHoles</text:p>
          </table:table-cell>
          <table:table-cell office:value-type="string" calcext:value-type="string">
            <text:p>Custom:618009233821</text:p>
          </table:table-cell>
          <table:table-cell office:value-type="string" calcext:value-type="string">
            <text:p>https://www.we-online.com/components/products/datasheet/61800923142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18 009 231 4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3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J23]-[.K23]&gt;0;[.J23]-[.K2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501</text:p>
          </table:table-cell>
          <table:table-cell office:value-type="string" calcext:value-type="string">
            <text:p>PX0580-PC-12132</text:p>
          </table:table-cell>
          <table:table-cell table:style-name="Default" office:value-type="string" calcext:value-type="string">
            <text:p>PX0580-PC-12132</text:p>
          </table:table-cell>
          <table:table-cell office:value-type="string" calcext:value-type="string">
            <text:p>Custom:PX0580-PC-12132</text:p>
          </table:table-cell>
          <table:table-cell office:value-type="string" calcext:value-type="string">
            <text:p>PX0580-PC-1213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X0580/PC/12132</text:p>
          </table:table-cell>
          <table:table-cell office:value-type="string" calcext:value-type="string">
            <text:p>261-5840</text:p>
          </table:table-cell>
          <table:table-cell office:value-type="float" office:value="1" calcext:value-type="float">
            <text:p>1</text:p>
          </table:table-cell>
          <table:table-cell table:formula="of:=[.I24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J24]-[.K24]&gt;0;[.J24]-[.K24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USB_C_Receptacle_USB2.0</text:p>
          </table:table-cell>
          <table:table-cell table:style-name="Default"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29 722 000 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5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J25]-[.K25]&gt;0;[.J25]-[.K2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2</text:p>
          </table:table-cell>
          <table:table-cell office:value-type="string" calcext:value-type="string">
            <text:p>Conn_01x05</text:p>
          </table:table-cell>
          <table:table-cell table:style-name="Default" office:value-type="string" calcext:value-type="string">
            <text:p>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26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J26]-[.K26]&gt;0;[.J26]-[.K2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3</text:p>
          </table:table-cell>
          <table:table-cell office:value-type="string" calcext:value-type="string">
            <text:p>Conn_ST_STDC14</text:p>
          </table:table-cell>
          <table:table-cell table:style-name="Default" office:value-type="string" calcext:value-type="string">
            <text:p>Conn_ST_STDC14</text:p>
          </table:table-cell>
          <table:table-cell office:value-type="string" calcext:value-type="string">
            <text:p>Connector_PinHeader_1.27mm:PinHeader_2x07_P1.27mm_Vertical_SMD</text:p>
          </table:table-cell>
          <table:table-cell office:value-type="string" calcext:value-type="string">
            <text:p>https://www.st.com/content/ccc/resource/technical/document/user_manual/group1/99/49/91/b6/b2/3a/46/e5/DM00526767/files/DM00526767.pdf/jcr:content/translations/en.DM00526767.pdf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27]*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J27]-[.K27]&gt;0;[.J27]-[.K27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4</text:p>
          </table:table-cell>
          <table:table-cell office:value-type="string" calcext:value-type="string">
            <text:p>Conn_01x04</text:p>
          </table:table-cell>
          <table:table-cell table:style-name="Default" office:value-type="string" calcext:value-type="string">
            <text:p>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28]*10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IF([.J28]-[.K28]&gt;0;[.J28]-[.K2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801</text:p>
          </table:table-cell>
          <table:table-cell office:value-type="string" calcext:value-type="string">
            <text:p>39n</text:p>
          </table:table-cell>
          <table:table-cell table:style-name="Default" office:value-type="string" calcext:value-type="string">
            <text:p>39n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44 786 013 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9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J29]-[.K29]&gt;0;[.J29]-[.K29];0)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101</text:p>
          </table:table-cell>
          <table:table-cell office:value-type="string" calcext:value-type="string">
            <text:p>SQ2310ES</text:p>
          </table:table-cell>
          <table:table-cell table:style-name="Default" office:value-type="string" calcext:value-type="string">
            <text:p>SQ2310E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Q2310ES-T1_BE3</text:p>
          </table:table-cell>
          <table:table-cell office:value-type="string" calcext:value-type="string">
            <text:p>787-9443</text:p>
          </table:table-cell>
          <table:table-cell office:value-type="float" office:value="1" calcext:value-type="float">
            <text:p>1</text:p>
          </table:table-cell>
          <table:table-cell table:formula="of:=[.I30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J30]-[.K30]&gt;0;[.J30]-[.K30];0)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1, Q301, Q401</text:p>
          </table:table-cell>
          <table:table-cell office:value-type="string" calcext:value-type="string">
            <text:p>HCPL-315J-500E</text:p>
          </table:table-cell>
          <table:table-cell table:style-name="Default" office:value-type="string" calcext:value-type="string">
            <text:p>HCPL-315J-500E</text:p>
          </table:table-cell>
          <table:table-cell office:value-type="string" calcext:value-type="string">
            <text:p>Custom:SO-16_HCPL-315J_BRA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CPL-315J-500E</text:p>
          </table:table-cell>
          <table:table-cell office:value-type="string" calcext:value-type="string">
            <text:p>174-4163</text:p>
          </table:table-cell>
          <table:table-cell office:value-type="float" office:value="3" calcext:value-type="float">
            <text:p>3</text:p>
          </table:table-cell>
          <table:table-cell table:formula="of:=[.I31]*10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[.J31]-[.K31]&gt;0;[.J31]-[.K31];0)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02, Q203, Q302, Q303, Q402, Q403</text:p>
          </table:table-cell>
          <table:table-cell office:value-type="string" calcext:value-type="string">
            <text:p>IRF540N</text:p>
          </table:table-cell>
          <table:table-cell table:style-name="Default" office:value-type="string" calcext:value-type="string">
            <text:p>IRF540N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irf.com/product-info/datasheets/data/irf540n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RF540NPBF</text:p>
          </table:table-cell>
          <table:table-cell office:value-type="string" calcext:value-type="string">
            <text:p>914-8154</text:p>
          </table:table-cell>
          <table:table-cell office:value-type="float" office:value="6" calcext:value-type="float">
            <text:p>6</text:p>
          </table:table-cell>
          <table:table-cell table:formula="of:=[.I32]*10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[.J32]-[.K32]&gt;0;[.J32]-[.K32];0)" office:value-type="float" office:value="47" calcext:value-type="float">
            <text:p>4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</text:p>
          </table:table-cell>
          <table:table-cell office:value-type="string" calcext:value-type="string">
            <text:p>BUK9637-100E</text:p>
          </table:table-cell>
          <table:table-cell table:style-name="Default" office:value-type="string" calcext:value-type="string">
            <text:p>BUK9637-100E</text:p>
          </table:table-cell>
          <table:table-cell office:value-type="string" calcext:value-type="string">
            <text:p>Package_TO_SOT_SMD:TO-263-2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BUK9637-100E,118</text:p>
          </table:table-cell>
          <table:table-cell office:value-type="float" office:value="2254193" calcext:value-type="float">
            <text:p>2254193</text:p>
          </table:table-cell>
          <table:table-cell office:value-type="float" office:value="1" calcext:value-type="float">
            <text:p>1</text:p>
          </table:table-cell>
          <table:table-cell table:formula="of:=[.I33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J33]-[.K33]&gt;0;[.J33]-[.K33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10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34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34]-[.K34]&gt;0;[.J34]-[.K3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201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35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35]-[.K35]&gt;0;[.J35]-[.K3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1, R202, R301, R302, R401, R402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36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J36]-[.K36]&gt;0;[.J36]-[.K3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3-R205, R303-R305, R403-R405, R503, R804-R807, R901</text:p>
          </table:table-cell>
          <table:table-cell office:value-type="float" office:value="390" calcext:value-type="float">
            <text:p>390</text:p>
          </table:table-cell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CRCW0402390RFKEDC</text:p>
          </table:table-cell>
          <table:table-cell office:value-type="float" office:value="4177482" calcext:value-type="float">
            <text:p>4177482</text:p>
          </table:table-cell>
          <table:table-cell office:value-type="float" office:value="15" calcext:value-type="float">
            <text:p>15</text:p>
          </table:table-cell>
          <table:table-cell table:formula="of:=[.I37]*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IF([.J37]-[.K37]&gt;0;[.J37]-[.K37];0)" office:value-type="float" office:value="150" calcext:value-type="float">
            <text:p>150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06, R208, R306, R308, R406, R408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38]*10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IF([.J38]-[.K38]&gt;0;[.J38]-[.K38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207, R209, R307, R309, R407, R409, R801, R902, R1102, R1401-R1403</text:p>
          </table:table-cell>
          <table:table-cell office:value-type="string" calcext:value-type="string">
            <text:p>10k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00625W0402110K</text:p>
          </table:table-cell>
          <table:table-cell office:value-type="float" office:value="2130433" calcext:value-type="float">
            <text:p>2130433</text:p>
          </table:table-cell>
          <table:table-cell office:value-type="float" office:value="12" calcext:value-type="float">
            <text:p>12</text:p>
          </table:table-cell>
          <table:table-cell table:formula="of:=[.I39]*1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IF([.J39]-[.K39]&gt;0;[.J39]-[.K39];0)" office:value-type="float" office:value="120" calcext:value-type="float">
            <text:p>12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0, R310, R410, R601</text:p>
          </table:table-cell>
          <table:table-cell office:value-type="string" calcext:value-type="string">
            <text:p>160k</text:p>
          </table:table-cell>
          <table:table-cell table:style-name="Default" office:value-type="string" calcext:value-type="string">
            <text:p>16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40]*10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IF([.J40]-[.K40]&gt;0;[.J40]-[.K40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211, R311, R411, R602</text:p>
          </table:table-cell>
          <table:table-cell office:value-type="string" calcext:value-type="string">
            <text:p>1k</text:p>
          </table:table-cell>
          <table:table-cell table:style-name="Default"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CWR04X1001FTL</text:p>
          </table:table-cell>
          <table:table-cell office:value-type="float" office:value="2446437" calcext:value-type="float">
            <text:p>2446437</text:p>
          </table:table-cell>
          <table:table-cell office:value-type="float" office:value="4" calcext:value-type="float">
            <text:p>4</text:p>
          </table:table-cell>
          <table:table-cell table:formula="of:=[.I41]*10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J41]-[.K41]&gt;0;[.J41]-[.K41];0)" office:value-type="float" office:value="40" calcext:value-type="float">
            <text:p>40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2k7</text:p>
          </table:table-cell>
          <table:table-cell table:style-name="Default" office:value-type="string" calcext:value-type="string">
            <text:p>2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2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42]-[.K42]&gt;0;[.J42]-[.K42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502</text:p>
          </table:table-cell>
          <table:table-cell office:value-type="float" office:value="680" calcext:value-type="float">
            <text:p>680</text:p>
          </table:table-cell>
          <table:table-cell table:style-name="Default" office:value-type="float" office:value="680" calcext:value-type="float">
            <text:p>68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3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43]-[.K43]&gt;0;[.J43]-[.K43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27k</text:p>
          </table:table-cell>
          <table:table-cell table:style-name="Default" office:value-type="string" calcext:value-type="string">
            <text:p>2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4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44]-[.K44]&gt;0;[.J44]-[.K4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802, R803</text:p>
          </table:table-cell>
          <table:table-cell office:value-type="string" calcext:value-type="string">
            <text:p>5.1k</text:p>
          </table:table-cell>
          <table:table-cell table:style-name="Default"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45]*10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IF([.J45]-[.K45]&gt;0;[.J45]-[.K4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903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4.7" calcext:value-type="float">
            <text:p>4.7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6]*10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IF([.J46]-[.K46]&gt;0;[.J46]-[.K4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801-SW805</text:p>
          </table:table-cell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SW_Push</text:p>
          </table:table-cell>
          <table:table-cell office:value-type="string" calcext:value-type="string">
            <text:p>Custom:435451019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35 451 019 8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47]*10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[.J47]-[.K47]&gt;0;[.J47]-[.K47];0)" office:value-type="float" office:value="35" calcext:value-type="float">
            <text:p>3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CN75A</text:p>
          </table:table-cell>
          <table:table-cell table:style-name="Default" office:value-type="string" calcext:value-type="string">
            <text:p>TCN75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ocs.rs-online.com/fc92/0900766b80d0dfb5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CN75AVOA</text:p>
          </table:table-cell>
          <table:table-cell office:value-type="string" calcext:value-type="string">
            <text:p>738-6014</text:p>
          </table:table-cell>
          <table:table-cell office:value-type="float" office:value="1" calcext:value-type="float">
            <text:p>1</text:p>
          </table:table-cell>
          <table:table-cell table:formula="of:=[.I48]*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J48]-[.K48]&gt;0;[.J48]-[.K48];0)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MAX3097ECSE+</text:p>
          </table:table-cell>
          <table:table-cell table:style-name="Default" office:value-type="string" calcext:value-type="string">
            <text:p>MAX3097ECSE+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mouser.fr/datasheet/2/609/MAX3097E_MAX3098E-3128450.pdf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AX3097ECSE+</text:p>
          </table:table-cell>
          <table:table-cell office:value-type="float" office:value="2518786" calcext:value-type="float">
            <text:p>2518786</text:p>
          </table:table-cell>
          <table:table-cell office:value-type="float" office:value="1" calcext:value-type="float">
            <text:p>1</text:p>
          </table:table-cell>
          <table:table-cell table:formula="of:=[.I49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J49]-[.K49]&gt;0;[.J49]-[.K49];0)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1, U202, U301, U302, U401, U402</text:p>
          </table:table-cell>
          <table:table-cell office:value-type="string" calcext:value-type="string">
            <text:p>MPRB2415S-6W</text:p>
          </table:table-cell>
          <table:table-cell table:style-name="Default" office:value-type="string" calcext:value-type="string">
            <text:p>MPRB2415S-6W</text:p>
          </table:table-cell>
          <table:table-cell office:value-type="string" calcext:value-type="string">
            <text:p>Custom:MPRB2415S</text:p>
          </table:table-cell>
          <table:table-cell/>
          <table:table-cell office:value-type="string" calcext:value-type="string">
            <text:p>Farnell*</text:p>
          </table:table-cell>
          <table:table-cell office:value-type="string" calcext:value-type="string">
            <text:p>MPRB2415S/PQQ6W-Q24-D15-S</text:p>
          </table:table-cell>
          <table:table-cell office:value-type="string" calcext:value-type="string">
            <text:p>3652723/4138610</text:p>
          </table:table-cell>
          <table:table-cell office:value-type="float" office:value="6" calcext:value-type="float">
            <text:p>6</text:p>
          </table:table-cell>
          <table:table-cell table:formula="of:=[.I50]*10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IF([.J50]-[.K50]&gt;0;[.J50]-[.K50];0)" office:value-type="float" office:value="49" calcext:value-type="float">
            <text:p>4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, U303, U403, U602</text:p>
          </table:table-cell>
          <table:table-cell office:value-type="string" calcext:value-type="string">
            <text:p>HCPL-7800-500E</text:p>
          </table:table-cell>
          <table:table-cell table:style-name="Default" office:value-type="string" calcext:value-type="string">
            <text:p>HCPL-7800-500E</text:p>
          </table:table-cell>
          <table:table-cell office:value-type="string" calcext:value-type="string">
            <text:p>Custom:DIP-8 Gull Wing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HCPL-7800A-500E</text:p>
          </table:table-cell>
          <table:table-cell office:value-type="string" calcext:value-type="string">
            <text:p>174-4179</text:p>
          </table:table-cell>
          <table:table-cell office:value-type="float" office:value="4" calcext:value-type="float">
            <text:p>4</text:p>
          </table:table-cell>
          <table:table-cell table:formula="of:=[.I51]*10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J51]-[.K51]&gt;0;[.J51]-[.K51];0)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4, U304, U404, U601</text:p>
          </table:table-cell>
          <table:table-cell office:value-type="string" calcext:value-type="string">
            <text:p>GO 10-SME/SP3</text:p>
          </table:table-cell>
          <table:table-cell table:style-name="Default" office:value-type="string" calcext:value-type="string">
            <text:p>GO 10-SME/SP3</text:p>
          </table:table-cell>
          <table:table-cell office:value-type="string" calcext:value-type="string">
            <text:p>Custom:SOIC8-GO-SME&amp;slash_SP3_LEM</text:p>
          </table:table-cell>
          <table:table-cell office:value-type="string" calcext:value-type="string">
            <text:p>GO 10-SM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GO 10-SME/SP3</text:p>
          </table:table-cell>
          <table:table-cell office:value-type="float" office:value="3796461" calcext:value-type="float">
            <text:p>3796461</text:p>
          </table:table-cell>
          <table:table-cell office:value-type="float" office:value="4" calcext:value-type="float">
            <text:p>4</text:p>
          </table:table-cell>
          <table:table-cell table:formula="of:=[.I52]*10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IF([.J52]-[.K52]&gt;0;[.J52]-[.K52];0)" office:value-type="float" office:value="31" calcext:value-type="float">
            <text:p>3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MP-LD30-23B12R2</text:p>
          </table:table-cell>
          <table:table-cell table:style-name="Default" office:value-type="string" calcext:value-type="string">
            <text:p>MP-LD30-23B12R2</text:p>
          </table:table-cell>
          <table:table-cell office:value-type="string" calcext:value-type="string">
            <text:p>Custom:MP-LD30-23B15R2</text:p>
          </table:table-cell>
          <table:table-cell office:value-type="string" calcext:value-type="string">
            <text:p>MP-LD30-23B12R2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P-LD30-23B15R2</text:p>
          </table:table-cell>
          <table:table-cell office:value-type="float" office:value="3780527" calcext:value-type="float">
            <text:p>3780527</text:p>
          </table:table-cell>
          <table:table-cell office:value-type="float" office:value="1" calcext:value-type="float">
            <text:p>1</text:p>
          </table:table-cell>
          <table:table-cell table:formula="of:=[.I53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J53]-[.K53]&gt;0;[.J53]-[.K53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2</text:p>
          </table:table-cell>
          <table:table-cell office:value-type="float" office:value="173010542" calcext:value-type="float">
            <text:p>173010542</text:p>
          </table:table-cell>
          <table:table-cell table:style-name="Default" office:value-type="float" office:value="173010542" calcext:value-type="float">
            <text:p>173010542</text:p>
          </table:table-cell>
          <table:table-cell office:value-type="string" calcext:value-type="string">
            <text:p>Custom:173010578</text:p>
          </table:table-cell>
          <table:table-cell office:value-type="float" office:value="173010542" calcext:value-type="float">
            <text:p>17301054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3 010 5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4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J54]-[.K54]&gt;0;[.J54]-[.K54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AZ1117-3.3</text:p>
          </table:table-cell>
          <table:table-cell table:style-name="Default"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AZ1117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Z1117H-3.3TRE1</text:p>
          </table:table-cell>
          <table:table-cell office:value-type="string" calcext:value-type="string">
            <text:p>921-0701</text:p>
          </table:table-cell>
          <table:table-cell office:value-type="float" office:value="1" calcext:value-type="float">
            <text:p>1</text:p>
          </table:table-cell>
          <table:table-cell table:formula="of:=[.I55]*10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IF([.J55]-[.K55]&gt;0;[.J55]-[.K55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float" office:value="17791063215" calcext:value-type="float">
            <text:p>17791063215</text:p>
          </table:table-cell>
          <table:table-cell table:style-name="Default" office:value-type="float" office:value="17791063215" calcext:value-type="float">
            <text:p>17791063215</text:p>
          </table:table-cell>
          <table:table-cell office:value-type="string" calcext:value-type="string">
            <text:p>Custom:17791063215</text:p>
          </table:table-cell>
          <table:table-cell office:value-type="string" calcext:value-type="string">
            <text:p>https://www.we-online.com/components/products/datasheet/17791063215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77 910 632 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6]*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J56]-[.K56]&gt;0;[.J56]-[.K56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STM32G474RETx</text:p>
          </table:table-cell>
          <table:table-cell table:style-name="Default" office:value-type="string" calcext:value-type="string">
            <text:p>STM32G474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st.com/resource/en/datasheet/stm32g474re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M32G474RET6</text:p>
          </table:table-cell>
          <table:table-cell office:value-type="string" calcext:value-type="string">
            <text:p>193-9861</text:p>
          </table:table-cell>
          <table:table-cell office:value-type="float" office:value="1" calcext:value-type="float">
            <text:p>1</text:p>
          </table:table-cell>
          <table:table-cell table:formula="of:=[.I57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J57]-[.K57]&gt;0;[.J57]-[.K57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02</text:p>
          </table:table-cell>
          <table:table-cell office:value-type="string" calcext:value-type="string">
            <text:p>USBLC6-2SC6</text:p>
          </table:table-cell>
          <table:table-cell table:style-name="Default"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624-7693</text:p>
          </table:table-cell>
          <table:table-cell office:value-type="float" office:value="1" calcext:value-type="float">
            <text:p>1</text:p>
          </table:table-cell>
          <table:table-cell table:formula="of:=[.I58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J58]-[.K58]&gt;0;[.J58]-[.K58];0)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ACPL-077L</text:p>
          </table:table-cell>
          <table:table-cell table:style-name="Default" office:value-type="string" calcext:value-type="string">
            <text:p>ACPL-077L</text:p>
          </table:table-cell>
          <table:table-cell office:value-type="string" calcext:value-type="string">
            <text:p>Package_SO:SO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ACPL-077L-500E</text:p>
          </table:table-cell>
          <table:table-cell office:value-type="string" calcext:value-type="string">
            <text:p>230-5293</text:p>
          </table:table-cell>
          <table:table-cell office:value-type="float" office:value="1" calcext:value-type="float">
            <text:p>1</text:p>
          </table:table-cell>
          <table:table-cell table:formula="of:=[.I59]*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J59]-[.K59]&gt;0;[.J59]-[.K59];0)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TC1412</text:p>
          </table:table-cell>
          <table:table-cell table:style-name="Default" office:value-type="string" calcext:value-type="string">
            <text:p>TC1412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TC1412NEOA</text:p>
          </table:table-cell>
          <table:table-cell office:value-type="float" office:value="1834898" calcext:value-type="float">
            <text:p>1834898</text:p>
          </table:table-cell>
          <table:table-cell office:value-type="float" office:value="1" calcext:value-type="float">
            <text:p>1</text:p>
          </table:table-cell>
          <table:table-cell table:formula="of:=[.I60]*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J60]-[.K60]&gt;0;[.J60]-[.K60];0)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801</text:p>
          </table:table-cell>
          <table:table-cell office:value-type="string" calcext:value-type="string">
            <text:p>16M</text:p>
          </table:table-cell>
          <table:table-cell table:style-name="Default" office:value-type="string" calcext:value-type="string">
            <text:p>16M</text:p>
          </table:table-cell>
          <table:table-cell office:value-type="string" calcext:value-type="string">
            <text:p>Custom:ABLS-7.3728MHZ-CL-RESR-A-1-G-F</text:p>
          </table:table-cell>
          <table:table-cell office:value-type="string" calcext:value-type="string">
            <text:p>https://4donline.ihs.com/images/VipMasterIC/IC/ABRC/ABRCS03441/ABRCS03441-1.pdf?hkey=6D3A4C79FDBF58556ACFDE234799DDF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ABLS-16.000MHZ-20-B-3-H-T</text:p>
          </table:table-cell>
          <table:table-cell office:value-type="float" office:value="3228387" calcext:value-type="float">
            <text:p>3228387</text:p>
          </table:table-cell>
          <table:table-cell office:value-type="float" office:value="1" calcext:value-type="float">
            <text:p>1</text:p>
          </table:table-cell>
          <table:table-cell table:formula="of:=[.I61]*10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IF([.J61]-[.K61]&gt;0;[.J61]-[.K61];0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ip Cover</text:p>
          </table:table-cell>
          <table:table-cell table:style-name="Default"/>
          <table:table-cell table:number-columns-repeated="2"/>
          <table:table-cell office:value-type="string" calcext:value-type="string">
            <text:p>Wurth</text:p>
          </table:table-cell>
          <table:table-cell office:value-type="string" calcext:value-type="string">
            <text:p>696 122 003 0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62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J62]-[.K62]&gt;0;[.J62]-[.K62];0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ésistance de charg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tte à bra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utre fl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si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d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verter_KiCAD.A1:Inverter_KiCAD.M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08:10:13.082497243</dc:date>
    <meta:editing-duration>P1DT15H28M51S</meta:editing-duration>
    <meta:editing-cycles>2</meta:editing-cycles>
    <meta:generator>LibreOffice/7.3.7.2$Linux_X86_64 LibreOffice_project/30$Build-2</meta:generator>
    <meta:document-statistic meta:table-count="1" meta:cell-count="748" meta:object-count="0"/>
  </office:meta>
</office:document-meta>
</file>